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81in" fo:margin-left="0in" table:align="left" style:writing-mode="lr-tb"/>
    </style:style>
    <style:style style:name="Table1.A" style:family="table-column">
      <style:table-column-properties style:column-width="5.9347in"/>
    </style:style>
    <style:style style:name="Table1.B" style:family="table-column">
      <style:table-column-properties style:column-width="1.3333in"/>
    </style:style>
    <style:style style:name="Table1.A1" style:family="table-cell">
      <style:table-cell-properties style:vertical-align="top" fo:padding="0.0694in" fo:border="1pt solid #cccccc"/>
    </style:style>
    <style:style style:name="Table1.A2" style:family="table-cell">
      <style:table-cell-properties style:vertical-align="top" fo:padding="0.0299in" fo:border="1pt solid #cccccc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6bb93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6bb9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222222" style:text-line-through-style="none" style:text-line-through-type="none" style:font-name="Arial" fo:font-size="9pt" fo:font-style="normal" style:text-underline-style="none" fo:font-weight="bold" fo:background-color="#ffffff" loext:char-shading-value="0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7" style:family="text">
      <style:text-properties fo:color="#222222" style:text-line-through-style="none" style:text-line-through-type="none" style:font-name="Arial" fo:font-size="9pt" fo:font-style="normal" style:text-underline-style="none" fo:font-weight="normal" fo:background-color="#ffffff" loext:char-shading-value="0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8" style:family="text">
      <style:text-properties fo:color="#222222" style:text-line-through-style="none" style:text-line-through-type="none" style:font-name="Droid Serif" fo:font-size="10pt" fo:font-style="normal" style:text-underline-style="none" fo:font-weight="bold" fo:background-color="#ffffff" loext:char-shading-value="0" style:font-name-asian="Droid Serif" style:font-size-asian="10pt" style:font-style-asian="normal" style:font-weight-asian="bold" style:font-name-complex="Droid Serif" style:font-size-complex="10pt" style:font-style-complex="normal" style:font-weight-complex="bold"/>
    </style:style>
    <style:style style:name="T9" style:family="text">
      <style:text-properties fo:color="#222222" style:text-line-through-style="none" style:text-line-through-type="none" style:font-name="Droid Serif" fo:font-size="10pt" fo:font-style="normal" style:text-underline-style="none" fo:font-weight="normal" fo:background-color="#ffffff" loext:char-shading-value="0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  <style:style style:name="T10" style:family="text">
      <style:text-properties fo:color="#1155cc" style:text-line-through-style="none" style:text-line-through-type="none" style:font-name="Arial" fo:font-size="9pt" fo:font-style="normal" style:text-underline-style="solid" style:text-underline-width="auto" style:text-underline-color="font-color" fo:font-weight="normal" fo:background-color="#ffffff" loext:char-shading-value="0" style:font-name-asian="Ari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<text:span text:style-name="T1">over</text:span><text:span text:style-name="T3"> Allegation</text:span></text:p>
          </table:table-cell>
          <table:table-cell table:style-name="Table1.A1" office:value-type="string">
            <text:p text:style-name="P4"><text:span text:style-name="T3">অভিযোগে</text:span></text:p>
          </table:table-cell>
        </table:table-row>
        <table:table-row>
          <table:table-cell table:style-name="Table1.A1" office:value-type="string">
            <text:p text:style-name="P4"><text:span text:style-name="T1">over</text:span><text:span text:style-name="T3"> phone</text:span></text:p>
          </table:table-cell>
          <table:table-cell table:style-name="Table1.A1" office:value-type="string">
            <text:p text:style-name="P4"><text:span text:style-name="T3">ফোনে</text:span></text:p>
          </table:table-cell>
        </table:table-row>
        <table:table-row>
          <table:table-cell table:style-name="Table1.A1" office:value-type="string">
            <text:p text:style-name="P4"><text:span text:style-name="T5">Place:</text:span></text:p>
            <text:p text:style-name="P4"><text:span text:style-name="T1">on</text:span><text:span text:style-name="T3"> the left, </text:span><text:span text:style-name="T1">on</text:span><text:span text:style-name="T3"> the right, </text:span><text:span text:style-name="T1">on</text:span><text:span text:style-name="T3"> TV, </text:span><text:span text:style-name="T1">on </text:span><text:span text:style-name="T3">the other channel, </text:span><text:span text:style-name="T1">on </text:span><text:span text:style-name="T3">his mobile, </text:span><text:span text:style-name="T1">on</text:span><text:span text:style-name="T3"> movies, </text:span><text:span text:style-name="T1">on</text:span><text:span text:style-name="T3"> Internet, </text:span><text:span text:style-name="T1">on </text:span><text:span text:style-name="T3">the other end, </text:span><text:span text:style-name="T1">on</text:span><text:span text:style-name="T3"> the committee</text:span></text:p>
            <text:p text:style-name="P3"/>
            <text:p text:style-name="P4"><text:span text:style-name="T5">Time:</text:span></text:p>
            <text:p text:style-name="P4"><text:span text:style-name="T1">on</text:span><text:span text:style-name="T3"> holiday, </text:span><text:span text:style-name="T1">on</text:span><text:span text:style-name="T3"> leave, </text:span><text:span text:style-name="T1">on</text:span><text:span text:style-name="T3"> Sunday evening</text:span></text:p>
            <text:p text:style-name="P3"/>
            <text:p text:style-name="P4"><text:span text:style-name="T5">Event:</text:span></text:p>
            <text:p text:style-name="P4"><text:span text:style-name="T1">on</text:span><text:span text:style-name="T3"> program, </text:span><text:span text:style-name="T1">on</text:span><text:span text:style-name="T3"> the real test, </text:span><text:span text:style-name="T1">on</text:span><text:span text:style-name="T3"> seeing, </text:span><text:span text:style-name="T1">upon</text:span><text:span text:style-name="T3"> arrival, </text:span><text:span text:style-name="T1">on </text:span><text:span text:style-name="T3">the same journey, </text:span><text:span text:style-name="T2">on</text:span><text:span text:style-name="T4"> this occasion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pan text:style-name="T5">Place:</text:span></text:p>
            <text:p text:style-name="P4"><text:span text:style-name="T1">at </text:span><text:span text:style-name="T3">the corner, </text:span><text:span text:style-name="T1">at</text:span><text:span text:style-name="T3"> work, </text:span><text:span text:style-name="T1">at</text:span><text:span text:style-name="T3"> bus stop, </text:span><text:span text:style-name="T1">at</text:span><text:span text:style-name="T3"> the end, </text:span><text:span text:style-name="T1">at</text:span><text:span text:style-name="T3"> the beginning, </text:span><text:span text:style-name="T6">at</text:span><text:span text:style-name="T7"> our 24/7 customer care numbers, </text:span><text:span text:style-name="T6">at</text:span><text:span text:style-name="T7"> </text:span><text:a xlink:type="simple" xlink:href="mailto:zakir@cefalo.com">zakir</text:a><text:a xlink:type="simple" xlink:href="mailto:zakir@cefalo.com">@</text:a><text:a xlink:type="simple" xlink:href="mailto:zakir@cefalo.com">cefalo</text:a><text:a xlink:type="simple" xlink:href="mailto:zakir@cefalo.com">.</text:a><text:a xlink:type="simple" xlink:href="mailto:zakir@cefalo.com">com</text:a><text:span text:style-name="T7">, </text:span><text:span text:style-name="T6">at </text:span><text:span text:style-name="T7">your service, </text:span><text:span text:style-name="T6">at</text:span><text:span text:style-name="T7"> the point, </text:span><text:span text:style-name="T8">at</text:span><text:span text:style-name="T9"> the centre</text:span></text:p>
            <text:p text:style-name="P3"/>
            <text:p text:style-name="P4"><text:span text:style-name="T5">Time:</text:span></text:p>
            <text:p text:style-name="P4"><text:span text:style-name="T1">at</text:span><text:span text:style-name="T3"> midnight, </text:span><text:span text:style-name="T1">at </text:span><text:span text:style-name="T3">lunchtime, </text:span><text:span text:style-name="T1">at</text:span><text:span text:style-name="T3"> weekends</text:span></text:p>
            <text:p text:style-name="P3"/>
            <text:p text:style-name="P4"><text:span text:style-name="T5">Event:</text:span></text:p>
            <text:p text:style-name="P4"><text:span text:style-name="T1">at</text:span><text:span text:style-name="T3"> short notice, </text:span><text:span text:style-name="T1">at</text:span><text:span text:style-name="T3"> request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pan text:style-name="T5">Place: </text:span></text:p>
            <text:p text:style-name="P4"><text:span text:style-name="T1">in</text:span><text:span text:style-name="T3"> the same position, </text:span><text:span text:style-name="T1">in</text:span><text:span text:style-name="T3"> the heart</text:span></text:p>
            <text:p text:style-name="P3"/>
            <text:p text:style-name="P4"><text:span text:style-name="T5">Time: </text:span></text:p>
            <text:p text:style-name="P4"><text:span text:style-name="T1">in</text:span><text:span text:style-name="T3"> the evening, </text:span><text:span text:style-name="T1">in</text:span><text:span text:style-name="T3"> the morning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pan text:style-name="T3">Former chief adviser </text:span><text:span text:style-name="T1">to </text:span><text:span text:style-name="T3">the caretaker government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pan text:style-name="T3">Press secretary </text:span><text:span text:style-name="T1">to </text:span><text:span text:style-name="T3">the chief adviser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pan text:style-name="T3">A journalist </text:span><text:span text:style-name="T1">of </text:span><text:span text:style-name="T3">BBC Bangla Service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meta:editing-cycles>2</meta:editing-cycles>
    <dc:date>2016-09-21T19:36:45.381049902</dc:date>
    <meta:editing-duration>P0D</meta:editing-duration>
    <meta:document-statistic meta:table-count="1" meta:image-count="0" meta:object-count="0" meta:page-count="1" meta:paragraph-count="23" meta:word-count="138" meta:character-count="752" meta:non-whitespace-character-count="635"/>
  </office:meta>
</office:document-meta>
</file>